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3" style:family="graphic" style:parent-style-name="objectwithoutfill">
      <style:graphic-properties svg:stroke-color="#cccccc" draw:marker-end="Arrow_20_concave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23cm"/>
      <style:paragraph-properties style:writing-mode="lr-tb"/>
    </style:style>
    <style:style style:name="gr8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2.222cm" fo:min-width="0.0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2.222cm" fo:min-width="0.2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322cm" fo:min-width="2.272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P1" style:family="paragraph">
      <style:text-properties fo:font-size="11pt" style:font-size-asian="11pt" style:font-size-complex="11pt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cm" svg:height="0.7cm" svg:x="0cm" svg:y="0.3cm">
          <draw:text-box>
            <text:p text:style-name="P1"><text:span text:style-name="T1">Experiment: Einmal würfeln</text:span></text:p>
          </draw:text-box>
        </draw:frame>
        <draw:frame draw:style-name="gr2" draw:text-style-name="P4" draw:layer="layout" svg:width="1.2cm" svg:height="2.615cm" svg:x="2cm" svg:y="1.6cm">
          <draw:text-box>
            <text:p text:style-name="P3"><text:span text:style-name="T2">1</text:span></text:p>
            <text:p text:style-name="P3"><text:span text:style-name="T2">2</text:span></text:p>
            <text:p text:style-name="P3"><text:span text:style-name="T2">3</text:span></text:p>
            <text:p text:style-name="P3"><text:span text:style-name="T2">4</text:span></text:p>
            <text:p text:style-name="P3"><text:span text:style-name="T2">5</text:span></text:p>
            <text:p text:style-name="P3"><text:span text:style-name="T2">6</text:span></text:p>
          </draw:text-box>
        </draw:frame>
        <draw:frame draw:style-name="gr2" draw:text-style-name="P4" draw:layer="layout" svg:width="1.2cm" svg:height="2.615cm" svg:x="6.2cm" svg:y="1.601cm">
          <draw:text-box>
            <text:p text:style-name="P3"><text:span text:style-name="T2">1/6</text:span></text:p>
            <text:p text:style-name="P3"><text:span text:style-name="T2">1/6</text:span></text:p>
            <text:p text:style-name="P3"><text:span text:style-name="T2">1/6</text:span></text:p>
            <text:p text:style-name="P3"><text:span text:style-name="T2">1/6</text:span></text:p>
            <text:p text:style-name="P3"><text:span text:style-name="T2">1/6</text:span></text:p>
            <text:p text:style-name="P3"><text:span text:style-name="T2">1/6</text:span></text:p>
          </draw:text-box>
        </draw:frame>
        <draw:line draw:style-name="gr3" draw:text-style-name="P5" draw:layer="layout" svg:x1="2.7cm" svg:y1="1.9cm" svg:x2="6cm" svg:y2="1.9cm">
          <text:p/>
        </draw:line>
        <draw:line draw:style-name="gr3" draw:text-style-name="P5" draw:layer="layout" svg:x1="2.7cm" svg:y1="2.3cm" svg:x2="6cm" svg:y2="2.3cm">
          <text:p/>
        </draw:line>
        <draw:line draw:style-name="gr3" draw:text-style-name="P5" draw:layer="layout" svg:x1="2.7cm" svg:y1="2.7cm" svg:x2="6cm" svg:y2="2.7cm">
          <text:p/>
        </draw:line>
        <draw:line draw:style-name="gr3" draw:text-style-name="P5" draw:layer="layout" svg:x1="2.7cm" svg:y1="3.1cm" svg:x2="6cm" svg:y2="3.1cm">
          <text:p/>
        </draw:line>
        <draw:line draw:style-name="gr3" draw:text-style-name="P5" draw:layer="layout" svg:x1="2.7cm" svg:y1="3.5cm" svg:x2="6cm" svg:y2="3.5cm">
          <text:p/>
        </draw:line>
        <draw:line draw:style-name="gr3" draw:text-style-name="P5" draw:layer="layout" svg:x1="2.7cm" svg:y1="3.9cm" svg:x2="6cm" svg:y2="3.9cm">
          <text:p/>
        </draw:line>
        <draw:frame draw:style-name="gr4" draw:text-style-name="P2" draw:layer="layout" svg:width="2.034cm" svg:height="0.783cm" svg:x="1.4cm" svg:y="1.017cm">
          <draw:text-box>
            <text:p><text:span text:style-name="T1">Ergebnis</text:span></text:p>
          </draw:text-box>
        </draw:frame>
        <draw:frame draw:style-name="gr5" draw:text-style-name="P2" draw:layer="layout" svg:width="3.734cm" svg:height="1.547cm" svg:x="4.566cm" svg:y="1.017cm">
          <draw:text-box>
            <text:p><text:span text:style-name="T1">Wahrscheinlichkeit</text:span></text:p>
          </draw:text-box>
        </draw:frame>
        <draw:frame draw:style-name="gr6" draw:text-style-name="P7" draw:layer="layout" svg:width="2.9cm" svg:height="0.9cm" draw:transform="rotate (1.5707963267949) translate (1.5cm 4cm)">
          <draw:text-box>
            <text:p text:style-name="P6"><text:span text:style-name="T3">Ergebnisraum</text:span></text:p>
          </draw:text-box>
        </draw:frame>
        <draw:frame draw:style-name="gr7" draw:text-style-name="P9" draw:layer="layout" svg:width="3.9cm" svg:height="1.073cm" draw:transform="rotate (1.5707963267949) translate (6.927cm 4.9cm)">
          <draw:text-box>
            <text:p text:style-name="P8"><text:span text:style-name="T3">Wahrscheinlichkeits-</text:span></text:p>
            <text:p text:style-name="P8"><text:span text:style-name="T3">verteilung</text:span></text:p>
          </draw:text-box>
        </draw:frame>
        <draw:custom-shape draw:style-name="gr8" draw:text-style-name="P10" draw:layer="layout" svg:width="0.6cm" svg:height="2.5cm" svg:x="2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8cm" svg:height="2.5cm" svg:x="6.3cm" svg:y="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8cm" svg:height="0.6cm" svg:x="2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8cm" svg:height="0.569cm" svg:x="2.4cm" svg:y="-0.1cm">
          <draw:text-box>
            <text:p text:style-name="P11"><text:span text:style-name="T3">Zufallsvariab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Johannes Signer</meta:initial-creator>
    <meta:creation-date>2021-03-23T06:14:32.261033137</meta:creation-date>
    <dc:date>2021-03-23T06:35:14.931679042</dc:date>
    <dc:creator>Johannes Signer</dc:creator>
    <meta:editing-duration>PT11S</meta:editing-duration>
    <meta:editing-cycles>1</meta:editing-cycles>
    <meta:document-statistic meta:object-count="17"/>
    <meta:generator>LibreOffice/6.3.5.2$Linux_X86_64 LibreOffice_project/30$Build-2</meta:generator>
  </office:meta>
</office:document-meta>
</file>